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ADER1</text:p>
          </table:table-cell>
          <table:table-cell office:value-type="string" calcext:value-type="string">
            <text:p>HEADER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1</text:p>
          </table:table-cell>
          <table:table-cell office:value-type="string" calcext:value-type="string">
            <text:p>Valeur2_lign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2</text:p>
          </table:table-cell>
          <table:table-cell office:value-type="string" calcext:value-type="string">
            <text:p>Valeur2_lign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6:04.086238204</meta:creation-date>
    <dc:date>2019-09-30T10:47:26.383011478</dc:date>
    <meta:editing-duration>PT1M23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